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7.7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gr1" style:family="graphic">
      <style:graphic-properties draw:marker-end="Arrow" draw:marker-end-width="0.2cm" draw:textarea-horizontal-align="center" draw:textarea-vertical-align="middle"/>
      <style:paragraph-properties fo:text-align="center"/>
    </style:style>
    <style:style style:name="gr2" style:family="graphic">
      <style:graphic-properties draw:marker-start="Arrow" draw:marker-end="Arrow" draw:marker-end-width="0.2cm" draw:textarea-horizontal-align="center" draw:textarea-vertical-align="middle"/>
      <style:paragraph-properties fo:text-align="center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line draw:z-index="0" draw:name="Линия 2" draw:style-name="gr1" draw:text-style-name="P1" svg:x1="21.068cm" svg:y1="9.728cm" svg:x2="10.529cm" svg:y2="11.031cm">
            <text:p/>
          </draw:line>
          <draw:line draw:z-index="1" draw:name="Линия 1" draw:style-name="gr1" draw:text-style-name="P1" svg:x1="28.055cm" svg:y1="9.7cm" svg:x2="10.528cm" svg:y2="11.481cm">
            <text:p/>
          </draw:line>
          <draw:line draw:z-index="2" draw:name="Линия 3" draw:style-name="gr1" draw:text-style-name="P1" svg:x1="14.052cm" svg:y1="9.728cm" svg:x2="10.501cm" svg:y2="10.615cm">
            <text:p/>
          </draw:line>
          <draw:line draw:z-index="3" draw:name="Линия 5" draw:style-name="gr2" draw:text-style-name="P1" svg:x1="6.958cm" svg:y1="11.561cm" svg:x2="3.49cm" svg:y2="9.7cm">
            <text:p/>
          </draw:line>
          <draw:line draw:z-index="4" draw:name="Линия 4" draw:style-name="gr2" draw:text-style-name="P1" svg:x1="35.097cm" svg:y1="10.206cm" svg:x2="10.558cm" svg:y2="9.728cm">
            <text:p/>
          </draw:line>
          <draw:line draw:z-index="5" draw:name="Линия 6" draw:style-name="gr2" draw:text-style-name="P1" svg:x1="42.192cm" svg:y1="11.055cm" svg:x2="38.751cm" svg:y2="9.673cm">
            <text:p/>
          </draw:line>
          <draw:line draw:z-index="6" draw:name="Линия 7" draw:style-name="gr2" draw:text-style-name="P1" svg:x1="35.097cm" svg:y1="15.516cm" svg:x2="10.558cm" svg:y2="14.243cm">
            <text:p/>
          </draw:line>
          <draw:line draw:z-index="7" draw:name="Линия 8" draw:style-name="gr2" draw:text-style-name="P1" svg:x1="42.165cm" svg:y1="10.658cm" svg:x2="38.724cm" svg:y2="15.598cm">
            <text:p/>
          </draw:line>
          <draw:line draw:z-index="8" draw:name="Линия 9" draw:style-name="gr2" draw:text-style-name="P1" svg:x1="35.177cm" svg:y1="9.728cm" svg:x2="10.505cm" svg:y2="11.985cm">
            <text:p/>
          </draw:line>
        </table:shapes>
        <table:table-column table:style-name="co1" table:number-columns-repeated="2" table:default-cell-style-name="Default"/>
        <table:table-column table:style-name="co1" table:default-cell-style-name="ce7"/>
        <table:table-column table:style-name="co1" table:number-columns-repeated="10" table:default-cell-style-name="Default"/>
        <table:table-row table:style-name="ro1">
          <table:table-cell table:style-name="ce2" office:value-type="string" calcext:value-type="string" table:number-columns-spanned="13" table:number-rows-spanned="1">
            <text:p>Задание:</text:p>
            <text:p/>
            <text:p>1. Составить таблицы с данными по ученикам в школе.</text:p>
            <text:p>Необходимые данные:</text:p>
            <text:p>ФИО ученика</text:p>
            <text:p>год рождения</text:p>
            <text:p>класс</text:p>
            <text:p>место в классе (ряд, парта, вариант)</text:p>
            <text:p>статус по оценкам (отличник, ударник, троечник или двоечник)</text:p>
            <text:p>и другие данные, которые захочется хранить</text:p>
            <text:p>Можно сделать минимум две таблицы: «Ученики» и «Кабинет»:</text:p>
            <text:p>В учениках хранить данные по ученику, а в кабинете хранить — по рядам, партам, вариантам. И связать эти таблицы между собой.</text:p>
            <text:p>В этом кабинете могут быть другие ученики (на другом уроке), и мы можем использовать таблицу «Кабинет» для записи сведений о разных классах/уроках.</text:p>
            <text:p/>
            <text:p>2. Далее выделить отдельно таблицу адреса и в ней отметить личные адреса учеников и адрес школы. </text:p>
            <text:p/>
            <text:p>Показать, что в таблице адреса могут принадлежать ученикам или школе/работе родителей и так далее. Адрес — это отдельная сущность.</text:p>
            <text:p/>
            <text:p>3. Выделить номер телефона в отдельную таблицу и добавить телефоны учеников и телефон школы.</text:p>
          </table:table-cell>
          <table:covered-table-cell/>
          <table:covered-table-cell table:style-name="Default"/>
          <table:covered-table-cell table:number-columns-repeated="10"/>
        </table:table-row>
        <table:table-row table:style-name="ro2" table:number-rows-repeated="3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Таблица Кабинеты</text:p>
          </table:table-cell>
          <table:table-cell/>
          <table:table-cell table:style-name="ce1" office:value-type="string" calcext:value-type="string">
            <text:p>Таблица Персоналий</text:p>
          </table:table-cell>
          <table:table-cell/>
          <table:table-cell table:style-name="ce1" office:value-type="string" calcext:value-type="string">
            <text:p>Таблица Фамилий</text:p>
          </table:table-cell>
          <table:table-cell/>
          <table:table-cell table:style-name="ce1" office:value-type="string" calcext:value-type="string">
            <text:p>Таблица имен</text:p>
          </table:table-cell>
          <table:table-cell/>
          <table:table-cell table:style-name="ce1" office:value-type="string" calcext:value-type="string">
            <text:p>Таблица отчеств</text:p>
          </table:table-cell>
          <table:table-cell/>
          <table:table-cell table:style-name="ce1" office:value-type="string" calcext:value-type="string">
            <text:p>Таблица Адреса</text:p>
          </table:table-cell>
          <table:table-cell/>
          <table:table-cell table:style-name="ce1" office:value-type="string" calcext:value-type="string">
            <text:p>Таблица Школы</text:p>
          </table:table-cell>
        </table:table-row>
        <table:table-row table:style-name="ro2">
          <table:table-cell table:style-name="ce7" office:value-type="string" calcext:value-type="string">
            <text:p>idRoom</text:p>
          </table:table-cell>
          <table:table-cell/>
          <table:table-cell office:value-type="string" calcext:value-type="string">
            <text:p>id</text:p>
          </table:table-cell>
          <table:table-cell/>
          <table:table-cell table:style-name="ce7" office:value-type="string" calcext:value-type="string">
            <text:p>Name1_ID</text:p>
          </table:table-cell>
          <table:table-cell/>
          <table:table-cell table:style-name="ce7" office:value-type="string" calcext:value-type="string">
            <text:p>Name2_ID</text:p>
          </table:table-cell>
          <table:table-cell/>
          <table:table-cell table:style-name="ce7" office:value-type="string" calcext:value-type="string">
            <text:p>Name3_ID</text:p>
          </table:table-cell>
          <table:table-cell/>
          <table:table-cell table:style-name="ce7" office:value-type="string" calcext:value-type="string">
            <text:p>id_адрес</text:p>
          </table:table-cell>
          <table:table-cell/>
          <table:table-cell table:style-name="ce7" office:value-type="string" calcext:value-type="string">
            <text:p>id_school</text:p>
          </table:table-cell>
        </table:table-row>
        <table:table-row table:style-name="ro2">
          <table:table-cell table:style-name="ce7" office:value-type="string" calcext:value-type="string">
            <text:p>ряд</text:p>
          </table:table-cell>
          <table:table-cell/>
          <table:table-cell office:value-type="string" calcext:value-type="string">
            <text:p>Name1_ID</text:p>
          </table:table-cell>
          <table:table-cell/>
          <table:table-cell table:style-name="ce7" office:value-type="string" calcext:value-type="string">
            <text:p>value</text:p>
          </table:table-cell>
          <table:table-cell/>
          <table:table-cell table:style-name="ce7" office:value-type="string" calcext:value-type="string">
            <text:p>value</text:p>
          </table:table-cell>
          <table:table-cell/>
          <table:table-cell table:style-name="ce7" office:value-type="string" calcext:value-type="string">
            <text:p>value</text:p>
          </table:table-cell>
          <table:table-cell/>
          <table:table-cell table:style-name="ce7" office:value-type="string" calcext:value-type="string">
            <text:p>id</text:p>
          </table:table-cell>
          <table:table-cell/>
          <table:table-cell table:style-name="ce7" office:value-type="string" calcext:value-type="string">
            <text:p>value</text:p>
          </table:table-cell>
        </table:table-row>
        <table:table-row table:style-name="ro2">
          <table:table-cell table:style-name="ce7" office:value-type="string" calcext:value-type="string">
            <text:p>парта</text:p>
          </table:table-cell>
          <table:table-cell/>
          <table:table-cell office:value-type="string" calcext:value-type="string">
            <text:p>Name2_ID</text:p>
          </table:table-cell>
          <table:table-cell table:number-columns-repeated="7"/>
          <table:table-cell table:style-name="ce7" office:value-type="string" calcext:value-type="string">
            <text:p>улица</text:p>
          </table:table-cell>
          <table:table-cell/>
          <table:table-cell table:style-name="ce7" office:value-type="string" calcext:value-type="string">
            <text:p>id_адрес</text:p>
          </table:table-cell>
        </table:table-row>
        <table:table-row table:style-name="ro2">
          <table:table-cell table:style-name="ce7" office:value-type="string" calcext:value-type="string">
            <text:p>вариант</text:p>
          </table:table-cell>
          <table:table-cell/>
          <table:table-cell office:value-type="string" calcext:value-type="string">
            <text:p>Name3_ID</text:p>
          </table:table-cell>
          <table:table-cell table:number-columns-repeated="7"/>
          <table:table-cell table:style-name="ce7" office:value-type="string" calcext:value-type="string">
            <text:p>номер дома</text:p>
          </table:table-cell>
          <table:table-cell/>
          <table:table-cell table:style-name="ce7" office:value-type="string" calcext:value-type="string">
            <text:p>id_phon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idRoom</text:p>
          </table:table-cell>
          <table:table-cell table:number-columns-repeated="7"/>
          <table:table-cell table:style-name="ce7" office:value-type="string" calcext:value-type="string">
            <text:p>номер квартиры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id_адрес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Год рождения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Класс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Статус по оценкам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Другие поля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id_phone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10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1" office:value-type="string" calcext:value-type="string">
            <text:p>Таблица Телефоны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" office:value-type="string" calcext:value-type="string">
            <text:p>id_phon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" office:value-type="string" calcext:value-type="string">
            <text:p>value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7"/>
          <table:table-cell table:style-name="ce7" office:value-type="string" calcext:value-type="string">
            <text:p>комментарий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26T12:23:15.961000000</meta:creation-date>
    <dc:date>2022-11-27T11:23:23.343000000</dc:date>
    <meta:editing-duration>PT46M18S</meta:editing-duration>
    <meta:editing-cycles>16</meta:editing-cycles>
    <meta:generator>LibreOffice/7.3.4.2$Windows_X86_64 LibreOffice_project/728fec16bd5f605073805c3c9e7c4212a0120dc5</meta:generator>
    <meta:document-statistic meta:table-count="1" meta:cell-count="42" meta:object-count="9"/>
  </office:meta>
</office:document-meta>
</file>